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38581192713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81192713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6328" calcext:value-type="float">
            <text:p>71.96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81192713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09" calcext:value-type="float">
            <text:p>72.0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81192713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7016" calcext:value-type="float">
            <text:p>72.13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81192713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6824" calcext:value-type="float">
            <text:p>72.88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81192713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81192713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0288" calcext:value-type="float">
            <text:p>73.17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81192713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4048" calcext:value-type="float">
            <text:p>72.77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81192713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81192713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2296" calcext:value-type="float">
            <text:p>72.47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81192713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9376" calcext:value-type="float">
            <text:p>71.96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81192713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284" calcext:value-type="float">
            <text:p>72.25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81192713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62824" calcext:value-type="float">
            <text:p>71.36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81192713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6648" calcext:value-type="float">
            <text:p>70.71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81192713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5016" calcext:value-type="float">
            <text:p>71.37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81192713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7728" calcext:value-type="float">
            <text:p>71.73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81192713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5472" calcext:value-type="float">
            <text:p>71.97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1" meta:object-count="0"/>
    <meta:user-defined meta:name="AppVersion">3.0</meta:user-defined>
  </office:meta>
</office:document-meta>
</file>